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SmartNullPointer.ThrowsSmartNullPointer( InvocationOnMock unstubbedInvocation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sSmartNullPointer.isMethodOf( Class &lt; ? &gt; clazz , Object instance ,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turnsSmartNulls.apply( Class &lt; ?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turnsSmartNulls.answer( final InvocationOnMock inv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hrowsSmartNullPointer.answer( InvocationOnMock current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